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PiSTL</text:span></text:p>
            <text:p><text:span text:style-name="T1">Pi-Injector</text:span></text:p>
            <text:p/>
            <text:p/>
            <text:p>Thibaut Fleury, Sabri Labassi, Antoine Lava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ésentation et objectifs du sujet</text:p>
              </text:list-item>
              <text:list-item>
                <text:p>Technologies et outils utilisés</text:p>
              </text:list-item>
              <text:list-item>
                <text:p>Architecture de l'application</text:p>
              </text:list-item>
              <text:list-item>
                <text:p>Exemple d'utilisation</text:p>
              </text:list-item>
              <text:list-item>
                <text:p>Exploitation des 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2.8.2$Windows_x86 LibreOffice_project/48d50dbfc06349262c9d50868e5c1f630a573ebd</meta:generator>
    <dc:date>2015-01-27T19:39:24.617000000</dc:date>
    <meta:document-statistic meta:object-count="48"/>
  </office:meta>
</office:document-meta>
</file>